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Heading_20_3">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1">
      <style:paragraph-properties fo:margin-left="0in" fo:margin-right="0in" fo:text-indent="0in" style:auto-text-indent="false"/>
    </style:style>
    <style:style style:name="P5" style:family="paragraph" style:parent-style-name="Text_20_body" style:list-style-name="L2">
      <style:paragraph-properties fo:margin-left="0in" fo:margin-right="0in" fo:text-indent="0in" style:auto-text-indent="false"/>
    </style:style>
    <style:style style:name="P6" style:family="paragraph" style:parent-style-name="Text_20_body" style:list-style-name="L3">
      <style:paragraph-properties fo:margin-left="0in" fo:margin-right="0in" fo:text-indent="0in" style:auto-text-indent="false"/>
    </style:style>
    <style:style style:name="P7" style:family="paragraph" style:parent-style-name="Text_20_body" style:list-style-name="L4">
      <style:paragraph-properties fo:margin-left="0in" fo:margin-right="0in" fo:text-indent="0in" style:auto-text-indent="false"/>
    </style:style>
    <style:style style:name="P8" style:family="paragraph" style:parent-style-name="Text_20_body" style:list-style-name="L5">
      <style:paragraph-properties fo:margin-left="0in" fo:margin-right="0in" fo:text-indent="0in" style:auto-text-indent="false"/>
    </style:style>
    <style:style style:name="P9" style:family="paragraph" style:parent-style-name="Text_20_body" style:list-style-name="L6">
      <style:paragraph-properties fo:margin-left="0in" fo:margin-right="0in" fo:text-indent="0in" style:auto-text-indent="false"/>
    </style:style>
    <style:style style:name="P10" style:family="paragraph" style:parent-style-name="Text_20_body" style:list-style-name="L7">
      <style:paragraph-properties fo:margin-left="0in" fo:margin-right="0in" fo:text-indent="0in" style:auto-text-indent="false"/>
    </style:style>
    <style:style style:name="P11" style:family="paragraph" style:parent-style-name="Text_20_body" style:list-style-name="L8">
      <style:paragraph-properties fo:margin-left="0in" fo:margin-right="0in"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Introduction</text:span></text:h>
      <text:p text:style-name="P3">You’ve structured the logic and database for LogiTrack’s order management system. Now it’s time to build the web API that allows systems to interact with it. This will make your data accessible through secure HTTP routes for viewing, creating, and updating orders and inventory.</text:p>
      <text:p text:style-name="P3">In this activity, you will:</text:p>
      <text:list text:style-name="L1">
        <text:list-item>
          <text:p text:style-name="P4">Create API controllers for inventory and orders</text:p>
        </text:list-item>
        <text:list-item>
          <text:p text:style-name="P4">Implement GET, POST, and DELETE routes</text:p>
        </text:list-item>
        <text:list-item>
          <text:p text:style-name="P4">Test your endpoints using Swagger or Postman</text:p>
        </text:list-item>
        <text:list-item>
          <text:p text:style-name="P4">Use Microsoft Copilot to debug and optimize routing logic</text:p>
        </text:list-item>
      </text:list>
      <text:p text:style-name="P3">This is the second of five activities in your capstone project. The endpoints you build will be secured and optimized in future parts.</text:p>
      <text:h text:style-name="P1" text:outline-level="2"><text:span text:style-name="Strong_20_Emphasis">Activity Instructions</text:span></text:h>
      <text:p text:style-name="P3"><text:span text:style-name="Strong_20_Emphasis">Step 1: Create the Controllers</text:span></text:p>
      <text:list text:style-name="L2">
        <text:list-item>
          <text:p text:style-name="P5">In the <text:span text:style-name="Variable">Controllers</text:span> folder, create two new files:</text:p>
          <text:list>
            <text:list-item>
              <text:p text:style-name="P5"><text:span text:style-name="Variable">InventoryController.cs</text:span></text:p>
            </text:list-item>
            <text:list-item>
              <text:p text:style-name="P5"><text:span text:style-name="Variable">OrderController.cs</text:span></text:p>
            </text:list-item>
          </text:list>
        </text:list-item>
      </text:list>
      <text:p text:style-name="P3"><text:span text:style-name="Strong_20_Emphasis">Step 2: Build InventoryController Endpoints</text:span></text:p>
      <text:p text:style-name="P3">In <text:span text:style-name="Variable">InventoryController.cs</text:span>, implement the following:</text:p>
      <text:list text:style-name="L3">
        <text:list-item>
          <text:p text:style-name="P6"><text:span text:style-name="Variable">[HttpGet] /api/inventory</text:span> Return a list of all inventory items</text:p>
        </text:list-item>
        <text:list-item>
          <text:p text:style-name="P6"><text:span text:style-name="Variable">[HttpPost] /api/inventory</text:span> Add a new item to the inventory</text:p>
        </text:list-item>
        <text:list-item>
          <text:p text:style-name="P6"><text:span text:style-name="Variable">[HttpDelete] /api/inventory/{id}</text:span> Remove an item by ID</text:p>
        </text:list-item>
      </text:list>
      <text:p text:style-name="P3">Use dependency injection to get an instance of <text:span text:style-name="Variable">LogiTrackContext</text:span>.</text:p>
      <text:p text:style-name="P3"><text:span text:style-name="Strong_20_Emphasis">Step 3: Build OrderController Endpoints</text:span></text:p>
      <text:p text:style-name="P3">In <text:span text:style-name="Variable">OrderController.cs</text:span>, implement the following:</text:p>
      <text:list text:style-name="L4">
        <text:list-item>
          <text:p text:style-name="P7"><text:span text:style-name="Variable">[HttpGet] /api/orders</text:span> Return a list of all orders</text:p>
        </text:list-item>
        <text:list-item>
          <text:p text:style-name="P7"><text:span text:style-name="Variable">[HttpGet] /api/orders/{id}</text:span> Return an order with its items</text:p>
        </text:list-item>
        <text:list-item>
          <text:p text:style-name="P7"><text:span text:style-name="Variable">[HttpPost] /api/orders</text:span> Create a new order</text:p>
        </text:list-item>
        <text:list-item>
          <text:p text:style-name="P7"><text:span text:style-name="Variable">[HttpDelete] /api/orders/{id}</text:span> Delete an order by ID</text:p>
        </text:list-item>
      </text:list>
      <text:p text:style-name="P3">Ensure the <text:span text:style-name="Variable">Order</text:span> object submitted through the POST route can include multiple inventory items.</text:p>
      <text:p text:style-name="P3"><text:span text:style-name="Strong_20_Emphasis">Step 4: Test Your API Endpoints</text:span></text:p>
      <text:list text:style-name="L5">
        <text:list-item>
          <text:p text:style-name="P8">Run your project</text:p>
        </text:list-item>
        <text:list-item>
          <text:p text:style-name="P8"><text:soft-page-break/>Use Swagger (auto-generated by ASP.NET Core) or Postman to test your endpoints</text:p>
        </text:list-item>
        <text:list-item>
          <text:p text:style-name="P8">Confirm that:</text:p>
          <text:list>
            <text:list-item>
              <text:p text:style-name="P8">You can create, read, and delete inventory items and orders</text:p>
            </text:list-item>
            <text:list-item>
              <text:p text:style-name="P8">Data persists in the database between requests</text:p>
            </text:list-item>
          </text:list>
        </text:list-item>
      </text:list>
      <text:p text:style-name="P3"><text:span text:style-name="Strong_20_Emphasis">Step 5: Use Microsoft Copilot to Review and Improve</text:span></text:p>
      <text:p text:style-name="P3">Try these prompts in Copilot:</text:p>
      <text:list text:style-name="L6">
        <text:list-item>
          <text:p text:style-name="P9">“Generate a GET endpoint to return an order by ID including item details.”</text:p>
        </text:list-item>
        <text:list-item>
          <text:p text:style-name="P9">“Suggest how to handle error responses if an ID is not found.”</text:p>
        </text:list-item>
        <text:list-item>
          <text:p text:style-name="P9">“Refactor this controller to use async methods.”</text:p>
        </text:list-item>
      </text:list>
      <text:p text:style-name="P3">After reviewing suggestions:</text:p>
      <text:list text:style-name="L7">
        <text:list-item>
          <text:p text:style-name="P10">Apply improvements to routing, error handling, or controller design.</text:p>
        </text:list-item>
        <text:list-item>
          <text:p text:style-name="P10">Re-test to ensure functionality.</text:p>
        </text:list-item>
      </text:list>
      <text:h text:style-name="P2" text:outline-level="3"><text:span text:style-name="Strong_20_Emphasis">Submission Checklist</text:span></text:h>
      <text:list text:style-name="L8">
        <text:list-item>
          <text:p text:style-name="P11">Two API controllers: Inventory and Order</text:p>
        </text:list-item>
        <text:list-item>
          <text:p text:style-name="P11">Working GET, POST, DELETE routes for both controllers</text:p>
        </text:list-item>
        <text:list-item>
          <text:p text:style-name="P11">Routes tested in Swagger or Postman</text:p>
        </text:list-item>
        <text:list-item>
          <text:p text:style-name="P11">Microsoft Copilot suggestions applied</text:p>
        </text:list-item>
        <text:list-item>
          <text:p text:style-name="P11">Code saved for use in Part 3</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0T11:43:38.352705120</meta:creation-date>
    <dc:date>2026-03-10T11:44:03.938415434</dc:date>
    <meta:editing-duration>PT26S</meta:editing-duration>
    <meta:editing-cycles>1</meta:editing-cycles>
    <meta:document-statistic meta:table-count="0" meta:image-count="0" meta:object-count="0" meta:page-count="2" meta:paragraph-count="46" meta:word-count="380" meta:character-count="2360" meta:non-whitespace-character-count="2055"/>
    <meta:generator>LibreOffice/24.2.7.2$Linux_X86_64 LibreOffice_project/420$Build-2</meta:generator>
  </office:meta>
</office:document-meta>
</file>